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A000002A9A80503DEFFDAFDF8.png" manifest:media-type="image/png"/>
  <manifest:file-entry manifest:full-path="Pictures/10000001000003FB0000022D54646EDF48F48894.png" manifest:media-type="image/png"/>
  <manifest:file-entry manifest:full-path="Pictures/100000010000024C000001FE399801ACBF7545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96cm, 0.2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16cm, 0.50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x="0.093cm" svg:y="0.072cm" svg:width="16.812cm" svg:height="7.934cm" draw:z-index="2"><draw:image xlink:href="Pictures/100000010000058A000002A9A80503DEFFDAFDF8.png" xlink:type="simple" xlink:show="embed" xlink:actuate="onLoad" draw:mime-type="image/png"/></draw:frame><draw:frame draw:style-name="fr2" draw:name="Imagen2" text:anchor-type="char" svg:x="0.093cm" svg:y="6.638cm" svg:width="15.603cm" svg:height="8.481cm" draw:z-index="0"><draw:image xlink:href="Pictures/10000001000003FB0000022D54646EDF48F48894.png" xlink:type="simple" xlink:show="embed" xlink:actuate="onLoad" draw:mime-type="image/png"/></draw:frame><draw:frame draw:style-name="fr1" draw:name="Imagen3" text:anchor-type="char" svg:x="2.581cm" svg:y="14.146cm" svg:width="11.28cm" svg:height="9.783cm" draw:z-index="1"><draw:image xlink:href="Pictures/100000010000024C000001FE399801ACBF754507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2:27:15.630000000</meta:creation-date>
    <dc:date>2024-01-26T12:33:56.634000000</dc:date>
    <meta:editing-duration>PT6M40S</meta:editing-duration>
    <meta:editing-cycles>2</meta:editing-cycles>
    <meta:generator>LibreOffice/7.4.6.2$Windows_X86_64 LibreOffice_project/5b1f5509c2decdade7fda905e3e1429a67acd63d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